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2" svg:font-family="Mangal"/>
    <style:font-face style:name="OpenSymbol" svg:font-family="OpenSymbol"/>
    <style:font-face style:name="OpenSymbol1" svg:font-family="OpenSymbol, 'Arial Unicode MS'"/>
    <style:font-face style:name="Arial1" svg:font-family="Arial"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9" style:family="paragraph" style:parent-style-name="Standard" style:list-style-name="L1">
      <style:paragraph-properties fo:text-align="start" style:justify-single-word="false"/>
      <style:text-properties fo:font-size="13pt" fo:font-weight="normal" style:font-size-asian="13pt" style:font-weight-asian="normal" style:font-size-complex="13pt" style:font-weight-complex="normal"/>
    </style:style>
    <style:style style:name="P10" style:family="paragraph" style:parent-style-name="Standard" style:list-style-name="L2">
      <style:paragraph-properties fo:text-align="start" style:justify-single-word="false"/>
      <style:text-properties fo:font-size="13pt" fo:font-weight="normal" style:font-size-asian="13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list-style-name="L4">
      <style:paragraph-properties fo:text-align="start" style:justify-single-word="false"/>
      <style:text-properties fo:font-size="12pt" style:font-size-asian="10.5pt" style:font-size-complex="12pt"/>
    </style:style>
    <style:style style:name="P14" style:family="paragraph" style:parent-style-name="Standard">
      <style:paragraph-properties fo:text-align="center" style:justify-single-word="false"/>
      <style:text-properties style:font-name="Times New Roman" fo:font-size="16pt" style:font-size-asian="16pt" style:font-size-complex="16pt"/>
    </style:style>
    <style:style style:name="P15"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fo:font-weight="normal" style:font-size-asian="14pt" style:font-weight-asian="normal" style:font-size-complex="16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000000" fo:font-size="13pt" style:font-size-asian="11.3500003814697pt" style:font-size-complex="13pt"/>
    </style:style>
    <style:style style:name="P19" style:family="paragraph" style:parent-style-name="Standard" style:list-style-name="L3">
      <style:paragraph-properties fo:text-align="start" style:justify-single-word="false"/>
      <style:text-properties fo:color="#000000" fo:font-size="13pt" style:font-size-asian="11.3500003814697pt" style:font-size-complex="13pt"/>
    </style:style>
    <style:style style:name="P20" style:family="paragraph" style:parent-style-name="Standard">
      <style:paragraph-properties fo:text-align="center" style:justify-single-word="false"/>
      <style:text-properties fo:color="#000000" fo:font-size="16pt" style:font-size-asian="16pt" style:font-size-complex="16pt"/>
    </style:style>
    <style:style style:name="P21" style:family="paragraph" style:parent-style-name="Standard">
      <style:paragraph-properties fo:text-align="center" style:justify-single-word="false"/>
      <style:text-properties fo:color="#000000" fo:font-size="16pt" style:font-size-asian="14pt" style:font-size-complex="16pt"/>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5">
      <style:paragraph-properties fo:text-align="start" style:justify-single-word="false"/>
    </style:style>
    <style:style style:name="P24" style:family="paragraph" style:parent-style-name="Standard">
      <style:paragraph-properties fo:text-align="start" style:justify-single-word="false"/>
      <style:text-properties style:font-name="Times New Roman" fo:font-size="12pt" style:font-size-asian="12pt" style:font-size-complex="12pt"/>
    </style:style>
    <style:style style:name="P25" style:family="paragraph" style:parent-style-name="lyt-brown_7e_LT_7e_Gliederung_20_1">
      <style:paragraph-properties fo:text-align="start" style:justify-single-word="false"/>
      <style:text-properties fo:color="#0d0d0d" style:text-outline="false" style:text-line-through-style="none" style:font-name="Times New Roman" fo:font-size="12pt" fo:letter-spacing="normal"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P26" style:family="paragraph" style:parent-style-name="lyt-brown_7e_LT_7e_Gliederung_20_1" style:list-style-name="">
      <style:paragraph-properties fo:margin-left="0cm" fo:margin-right="0cm" fo:margin-top="0.226cm" fo:margin-bottom="0.499cm" fo:text-align="start" style:justify-single-word="false" fo:text-indent="0cm" style:auto-text-indent="false" style:text-autospace="none"/>
      <style:text-properties fo:color="#0d0d0d" style:text-outline="false" style:text-line-through-style="none" style:font-name="Times New Roman" fo:font-size="12pt" fo:letter-spacing="normal"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 style:family="text">
      <style:text-properties style:text-outline="false" style:text-line-through-style="none" style:font-name="Arial1" fo:letter-spacing="normal"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2" style:family="text">
      <style:text-properties style:text-outline="false" style:text-line-through-style="none" style:font-name="Times New Roman" fo:font-size="12pt" fo:letter-spacing="normal"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3" style:family="text">
      <style:text-properties style:text-outline="false" style:text-line-through-style="none" style:font-name="Times New Roman" fo:font-size="12pt" fo:letter-spacing="normal" fo:font-style="normal" fo:text-shadow="none" style:text-underline-style="none" fo:font-weight="normal" style:font-name-asian="Arial1" style:font-size-asian="10.5pt" style:font-style-asian="normal" style:font-weight-asian="normal" style:font-name-complex="Arial1" style:font-size-complex="12pt" style:font-style-complex="normal" style:font-weight-complex="normal" style:text-emphasize="none"/>
    </style:style>
    <style:style style:name="T4" style:family="text">
      <style:text-properties style:text-outline="false" style:text-line-through-style="none" style:font-name="Times New Roman" fo:letter-spacing="normal"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 style:family="text">
      <style:text-properties fo:color="#000000" style:text-outline="false" style:text-line-through-style="none" style:font-name="Times New Roman" fo:letter-spacing="normal"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6" style:family="text">
      <style:text-properties fo:color="#000000" style:text-outline="false" style:text-line-through-style="none" style:font-name="Times New Roman" fo:font-size="12pt" fo:letter-spacing="normal" fo:font-style="normal" fo:text-shadow="none" style:text-underline-style="none" fo:font-weight="normal" style:font-name-asian="Arial1" style:font-size-asian="10.5pt" style:font-style-asian="normal" style:font-weight-asian="normal" style:font-name-complex="Arial1" style:font-size-complex="12pt" style:font-style-complex="normal" style:font-weight-complex="normal"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s ist die GEMA?</text:p>
      <text:p text:style-name="P1"/>
      <text:list xml:id="list33203784" text:style-name="L1">
        <text:list-item>
          <text:p text:style-name="P9">Gesellschaft für musikalische Aufführungs- und mechanische Vervielfältigungsrechte </text:p>
          <text:list>
            <text:list-item>
              <text:p text:style-name="P11">Vertritt die Rechte der Urheber (nimmt Geld für die Nutzung der Musik)</text:p>
            </text:list-item>
            <text:list-item>
              <text:p text:style-name="P11">bietet Tarife für die Nutzer der Musik (Bars/Clubs, Film-/Fernsehproduktionen, Internet, Vervielfältigung)</text:p>
            </text:list-item>
          </text:list>
        </text:list-item>
      </text:list>
      <text:p text:style-name="P6"/>
      <text:list xml:id="list33574728" text:continue-numbering="true" text:style-name="L1">
        <text:list-item>
          <text:p text:style-name="P9">Verwertungsgesellschaft </text:p>
          <text:list>
            <text:list-item>
              <text:p text:style-name="P11">Agiert rechtlich wie eine staatliche Einrichtung</text:p>
            </text:list-item>
            <text:list-item>
              <text:p text:style-name="P11">Gesetzliche Monopolstellung (einzige Einrichtung für Urheberrechte im Bereich in Deutschland )</text:p>
            </text:list-item>
          </text:list>
        </text:list-item>
      </text:list>
      <text:p text:style-name="P6"/>
      <text:list xml:id="list33567353" text:continue-numbering="true" text:style-name="L1">
        <text:list-item>
          <text:p text:style-name="P9">60000 Mitglieder in Deutschland und 2 Millionen im Ausland</text:p>
        </text:list-item>
      </text:list>
      <text:p text:style-name="P6"/>
      <text:p text:style-name="P14">Urheberrecht </text:p>
      <text:p text:style-name="P7"/>
      <text:p text:style-name="P7">Wen jemand der Eigentümer von etwas ist, hat diese Person auch gleich das Urheberrecht darauf.</text:p>
      <text:p text:style-name="P7">D.h. man hat das recht andere die nach einem dasselbe „Werk“ hat, zu verklagen, da man das alleinige recht hat und nur mit Erlaubnis darf ein anderer dieses „Werk“ benutzen. Die GEMA ist nur dazu da dieses „Werk“ zu Schützen. Man bekommt das Recht ein Lied das bei der GEMA geschützt ist abzuspielen wen man dafür bezahlt. Im normal Fall liegt der Preis bei 12Ct pro Person, aber auch Pauschal preise sind möglich, wie es z.b MyVideo hat. Außerdem regelt die GEMA die Nutzungsrechte sprich wann darf wo das „Werk“ abgespielt werden? Und wie hoch sollte die pauschale oder der Tarif sein wen z.b Club Besitzer diese abspielen?</text:p>
      <text:p text:style-name="P7"/>
      <text:p text:style-name="P16">Mitglieder</text:p>
      <text:list xml:id="list33277374" text:style-name="L3">
        <text:list-item>
          <text:p text:style-name="P22">Gema hat 64700 Mitglieder</text:p>
        </text:list-item>
        <text:list-item>
          <text:p text:style-name="P22">3300 außerordentliche Mitglieder</text:p>
        </text:list-item>
        <text:list-item>
          <text:p text:style-name="P22">6400 ordentliche Mitglieder</text:p>
        </text:list-item>
        <text:list-item>
          <text:p text:style-name="P22">55000 angeschlossene Mitglieder</text:p>
        </text:list-item>
        <text:list-item>
          <text:p text:style-name="P22">Mitglieder können werden: Komponisten, Textdichter, Rechtsnachfolger, Musikverleger, Musikbearbeiter </text:p>
        </text:list-item>
        <text:list-item>
          <text:p text:style-name="P19"><text:span text:style-name="T2">Keine</text:span><text:span text:style-name="T1"> </text:span><text:span text:style-name="T3">Mitglieder können werden: Bands, Musikinterpreten</text:span></text:p>
        </text:list-item>
      </text:list>
      <text:p text:style-name="P18"><text:span text:style-name="T3"/></text:p>
      <text:p text:style-name="P21"><text:span text:style-name="T4">Schutz für Mitglieder</text:span></text:p>
      <text:p text:style-name="P21"><text:span text:style-name="T4"/></text:p>
      <text:list xml:id="list33376728" text:style-name="L5">
        <text:list-item>
          <text:p text:style-name="P23"><text:span text:style-name="T6">Werke des Künstlers durch Urheberrecht geschützt</text:span></text:p>
        </text:list-item>
        <text:list-item>
          <text:p text:style-name="P23"><text:span text:style-name="T6">Gema unterstützt Verbot der illegalen Verbreitung der Musik</text:span></text:p>
        </text:list-item>
      </text:list>
      <text:p text:style-name="P18"><text:span text:style-name="T3"/></text:p>
      <text:p text:style-name="P20"><text:span text:style-name="T4">Überwachung der Musik</text:span></text:p>
      <text:p text:style-name="P20"><text:span text:style-name="T4"/></text:p>
      <text:list xml:id="list33341919" text:style-name="L4">
        <text:list-item>
          <text:p text:style-name="P13"><text:span text:style-name="T5">Überwachung durch Stichproben im Internet</text:span></text:p>
        </text:list-item>
        <text:list-item>
          <text:p text:style-name="P13"><text:span text:style-name="T5">Stichproben in Clubs</text:span></text:p>
        </text:list-item>
        <text:list-item>
          <text:p text:style-name="P13"><text:span text:style-name="T5">Stichproben auf Veranstaltungen</text:span></text:p>
        </text:list-item>
      </text:list>
      <text:p text:style-name="P15"><text:soft-page-break/>GEMA und YouTube</text:p>
      <text:p text:style-name="P7"/>
      <text:p text:style-name="P8">YouTube hatte bis ende 2010 einen Vertrag mit der GEMA in diesem war ein Pauschal preis festgelegt den YouTube bis dahin zahlte. Ab April 2009 aber forderte die GEMA mehr Geld und als YouTube sich weigerte, sollte es zu einem Gericht gehen. In dieser Klage ging es um 12 Werke die YouTube Löschen sollte. Ende <text:s/>2010 ging die Klage aber erst bei YouTube ein und der Gerichts Termin selber war am 20.12.2012 in dem die GEMA gewann. Seit <text:s/>2010 sind alle Lieder die von der GEMA geschützt sind gesperrt für alle die aus Deutschland kommen. Der eigentliche streit geht aber um die Bezahlung die die GEMA forderte. Youtube wollte wie bisher eine Pauschale und war bereit etwas mehr zu bezahlen (genaue summen sind unbekannt) aber die GEMA besteht auf einen Tarif der angeblich 7-13 Cent pro Person liegen sollte.</text:p>
      <text:p text:style-name="P4"/>
      <text:p text:style-name="P4"/>
      <text:p text:style-name="P4"/>
      <text:p text:style-name="P4"/>
      <text:p text:style-name="P4"/>
      <text:p text:style-name="P4"/>
      <text:p text:style-name="P4"/>
      <text:p text:style-name="P4">Clubs</text:p>
      <text:p text:style-name="P3"/>
      <text:list xml:id="list33208717" text:style-name="L2">
        <text:list-item>
          <text:p text:style-name="P10">2012 gab es eine Ankündigung der neuen Gebührentarife, die wenn sie 2013 so umgesetzt werden Clubbetreiber in den Ruin treiben werden.</text:p>
        </text:list-item>
        <text:list-item>
          <text:p text:style-name="P10">Bisher gab es alleine für Live-Konzerte ca. 20 verschiedene Tarife, die sich aus Größe, Art, Dauer, Eintrittpreis uvm. zusammen gesetzt haben.</text:p>
        </text:list-item>
        <text:list-item>
          <text:p text:style-name="P10">Die Neue Reform soll nur noch 2 Tarife beinhalten. Einen für Konzerte und einen für abgespielte Musik. </text:p>
        </text:list-item>
        <text:list-item>
          <text:p text:style-name="P10">Diese Tarife sind zusätzlich auch noch viel zu einfach, da sie lediglich die Größe des Veranstaltungsortes und den Eintrittpreis beachten.</text:p>
        </text:list-item>
        <text:list-item>
          <text:p text:style-name="P10">Dies führt teilweise zu Beitragserhöhungen von über 1000%</text:p>
        </text:list-item>
        <text:list-item>
          <text:p text:style-name="P10">Bsp.: Ein mittelgroßer Clubbetreiber zahlt bisher jährlich 16000€ an die GEMA. Nach der neuen Reform wären es 228.000€ pro Jahr</text:p>
        </text:list-item>
        <text:list-item>
          <text:p text:style-name="P10">Bisher ist auch noch nicht wirklich klar, ob die Preiserhöhungen den Künstler und Urhebern wirklich zu gute kommen. Es heißt, dass lediglich Labelbosse und Produzenten davon profitieren.</text:p>
        </text:list-item>
        <text:list-item>
          <text:p text:style-name="P10">Ein abwenden dieser Reform zu Seiten der GEMA ist nicht in Sicht. Die GEMA behauptet zwar, dass gerne nach Lösungen suchen würden um die Betreiber nicht zu schädigen, aber viel ist bisher nicht passiert</text:p>
        </text:list-item>
        <text:list-item>
          <text:p text:style-name="P10">Es gibt im Internet viele Petitionen, in denen seine Stimme gegen die Durchführung der Tarifreform abgeben kann, was in Anbetracht der Lage wohl der letzte Ausweg ist.</text:p>
        </text:list-item>
      </text:list>
      <text:p text:style-name="P6"/>
      <text:p text:style-name="P6"/>
      <text:p text:style-name="P6"/>
      <text:p text:style-name="P6"/>
      <text:p text:style-name="P6"/>
      <text:p text:style-name="P6"><text:soft-page-break/></text:p>
      <text:p text:style-name="P6"/>
      <text:p text:style-name="P6"/>
      <text:p text:style-name="P2">Quellen:</text:p>
      <text:p text:style-name="P5">http://de.wikipedia.org/wiki/Gesellschaft_für_musikalische_Aufführungs_und_mechanische_Vervielfältigungsrechte</text:p>
      <text:p text:style-name="P5">http://de.wikipedia.org/wiki/Verwertungsgesellschaft</text:p>
      <text:p text:style-name="P24">http://www.spiegel.de/kultur/musik/die-clubszene-protestiert-gegen-die-gema-tarifreform-a-854351.html</text:p>
      <text:p text:style-name="P24"/>
      <text:p text:style-name="P25">https://www.gema.de/musikurheber/neu-hier/mitglied-werden.html (19.11.12)</text:p>
      <text:p text:style-name="P26">https://www.gema.de/fileadmin/user_upload/Musikurheber/Informationen/Infoblatt_Formen_Mitgliedschaft.pdf (19.11.12)</text:p>
      <text:p text:style-name="P26">http://de.wikipedia.org/wiki/Gesellschaft_für_musikalische_Aufführungs-_und_mechanische_Vervielfältigungsrechte#Umsatz (19.11.12)</text:p>
      <text:p text:style-name="P26">http://www.city-sound.de/shop_content.php/coID/15/action/read/magID/6/t/Was-ist-die-GEMA-und-wann-lohnt-sich-eine-Mitgliedschaft-.html (19.11.12)</text:p>
      <text:p text:style-name="P26">http://bilder.t-online.de/b/47/21/46/32/id_47214632/tid_da/bei-vielen-youtube-videos-erhalten-deutsche-nutzer-eine-blockiermeldung-screenshot-t-online-.jpg (19.11.12)</text:p>
      <text:p text:style-name="P26">https://lh6.googleusercontent.com/-e8kHRprdiQs/UA2Vz40l3AI/AAAAAAAABSg/o4Hn8uVCffY/Gema%252B-%252Bertraege.png (20.11.12)</text:p>
      <text:p text:style-name="P5"/>
      <text:p text:style-name="P5"/>
      <text:p text:style-name="P5"/>
      <text:p text:style-name="P2">Bilder:</text:p>
      <text:p text:style-name="P5">http://www.tagseoblog.de/images4/gema-video-leider-nicht-verfuegbar.jp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2" svg:font-family="Mangal"/>
    <style:font-face style:name="OpenSymbol" svg:font-family="OpenSymbol"/>
    <style:font-face style:name="OpenSymbol1" svg:font-family="OpenSymbol, 'Arial Unicode MS'"/>
    <style:font-face style:name="Arial1" svg:font-family="Arial"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top="0cm" fo:margin-bottom="0.3cm"/>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53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177cm" fo:margin-right="0cm" fo:margin-top="0cm" fo:margin-bottom="0.362cm" fo:text-indent="-0.725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263cm" fo:margin-right="0cm" fo:margin-top="0cm" fo:margin-bottom="0.272cm" fo:text-indent="-0.543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352cm" fo:margin-right="0cm" fo:margin-top="0cm" fo:margin-bottom="0.182cm" fo:text-indent="-0.543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44cm" fo:margin-right="0cm" fo:margin-top="0cm" fo:margin-bottom="0.09cm" fo:text-indent="-0.543cm" style:auto-text-indent="false">
        <style:tab-stops/>
      </style:paragraph-properties>
    </style:style>
    <style:style style:name="Gliederung_20_6" style:display-name="Gliederung 6" style:family="paragraph" style:parent-style-name="Gliederung_20_5">
      <style:paragraph-properties fo:margin-left="6.526cm" fo:margin-right="0cm" fo:text-indent="-0.543cm" style:auto-text-indent="false">
        <style:tab-stops/>
      </style:paragraph-properties>
    </style:style>
    <style:style style:name="Gliederung_20_7" style:display-name="Gliederung 7" style:family="paragraph" style:parent-style-name="Gliederung_20_6">
      <style:paragraph-properties fo:margin-left="7.615cm" fo:margin-right="0cm" fo:text-indent="-0.543cm" style:auto-text-indent="false">
        <style:tab-stops/>
      </style:paragraph-properties>
    </style:style>
    <style:style style:name="Gliederung_20_8" style:display-name="Gliederung 8" style:family="paragraph" style:parent-style-name="Gliederung_20_7">
      <style:paragraph-properties fo:margin-left="8.701cm" fo:margin-right="0cm" fo:text-indent="-0.543cm" style:auto-text-indent="false">
        <style:tab-stops/>
      </style:paragraph-properties>
    </style:style>
    <style:style style:name="Gliederung_20_9" style:display-name="Gliederung 9" style:family="paragraph" style:parent-style-name="Gliederung_20_8">
      <style:paragraph-properties fo:margin-left="9.79cm" fo:margin-right="0cm" fo:text-indent="-0.543cm" style:auto-text-indent="false">
        <style:tab-stops/>
      </style:paragraph-properties>
    </style:style>
    <style:style style:name="Aufz_3f_hlungszeichen" style:display-name="Aufz?hlungszeichen" style:family="paragraph">
      <style:paragraph-properties style:text-autospace="none"/>
      <style:text-properties style:font-name="OpenSymbol1" style:font-name-asian="OpenSymbol1" style:font-name-complex="OpenSymbol1"/>
    </style:style>
    <style:style style:name="Standard_20_1_7e_LT_7e_Gliederung_20_1" style:display-name="Standard 1~LT~Gliederung 1" style:family="paragraph">
      <style:paragraph-properties fo:margin-top="0cm" fo:margin-bottom="0.499cm" fo:text-align="start" style:justify-single-word="false" style:text-autospace="none"/>
      <style:text-properties fo:color="#000000" style:text-outline="false" style:text-line-through-style="none" style:font-name="Mangal" fo:font-size="32pt" fo:letter-spacing="normal"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24pt" style:font-size-asian="24pt" style:font-size-complex="24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20pt" style:font-size-asian="20pt" style:font-size-complex="20pt"/>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lyt-brown_7e_LT_7e_Gliederung_20_1" style:display-name="lyt-brown~LT~Gliederung 1" style:family="paragraph">
      <style:paragraph-properties fo:margin-left="0cm" fo:margin-right="0cm" fo:margin-top="0cm" fo:margin-bottom="0.453cm" fo:text-indent="0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2.177cm" fo:margin-right="0cm" fo:margin-top="0cm" fo:margin-bottom="0.362cm" fo:text-indent="-0.725cm"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3.263cm" fo:margin-right="0cm" fo:margin-top="0cm" fo:margin-bottom="0.272cm" fo:text-indent="-0.543cm"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4.352cm" fo:margin-right="0cm" fo:margin-top="0cm" fo:margin-bottom="0.182cm" fo:text-indent="-0.543cm"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5.44cm" fo:margin-right="0cm" fo:margin-top="0cm" fo:margin-bottom="0.09cm" fo:text-indent="-0.543cm"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6.526cm" fo:margin-right="0cm" fo:text-indent="-0.543cm"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7.615cm" fo:margin-right="0cm" fo:text-indent="-0.543cm"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8.701cm" fo:margin-right="0cm" fo:text-indent="-0.543cm"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9.79cm" fo:margin-right="0cm" fo:text-indent="-0.543cm"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WW-Titel1"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5T17:22:43.83</meta:creation-date>
    <dc:date>2012-11-26T13:42:26.96</dc:date>
    <meta:editing-duration>PT1H49M13S</meta:editing-duration>
    <meta:editing-cycles>5</meta:editing-cycles>
    <meta:generator>LibreOffice/3.3$Win32 LibreOffice_project/330m19$Build-301</meta:generator>
    <dc:creator>Robert Bosch</dc:creator>
    <meta:document-statistic meta:table-count="0" meta:image-count="0" meta:object-count="0" meta:page-count="3" meta:paragraph-count="49" meta:word-count="631" meta:character-count="4962"/>
  </office:meta>
</office:document-meta>
</file>